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Copperplate Gothic Light" svg:font-family="'Copperplate Gothic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line-height-at-least="0.335cm"/>
      <style:text-properties fo:color="#000000" loext:opacity="100%" style:font-name="Consolas" fo:font-size="12pt" fo:font-weight="normal" fo:background-color="#ffffff" style:font-size-asian="12pt" style:font-size-complex="12pt"/>
    </style:style>
    <style:style style:name="P2" style:family="paragraph" style:parent-style-name="Standard">
      <style:paragraph-properties style:line-height-at-least="0.335cm"/>
      <style:text-properties fo:color="#000000" loext:opacity="100%" style:font-name="Consolas" fo:font-size="12pt" fo:font-weight="normal" officeooo:rsid="001eb215" officeooo:paragraph-rsid="001eb215" fo:background-color="#ffffff" style:font-size-asian="12pt" style:font-size-complex="12pt"/>
    </style:style>
    <style:style style:name="P3" style:family="paragraph" style:parent-style-name="Standard">
      <style:text-properties fo:color="#000000" loext:opacity="100%" style:font-name="Consolas" fo:font-size="12pt" fo:font-weight="normal" fo:background-color="#ffffff" style:font-size-asian="12pt" style:font-size-complex="12pt"/>
    </style:style>
    <style:style style:name="P4" style:family="paragraph" style:parent-style-name="Standard">
      <style:paragraph-properties style:line-height-at-least="0.335cm"/>
      <style:text-properties fo:color="#000000" loext:opacity="100%" style:font-name="Consolas" fo:font-size="12pt" fo:font-weight="normal" officeooo:rsid="001eb215" officeooo:paragraph-rsid="001eb215" fo:background-color="#ffffff" style:font-size-asian="12pt" style:font-weight-asian="normal" style:font-size-complex="12pt" style:font-weight-complex="normal"/>
    </style:style>
    <style:style style:name="P5" style:family="paragraph" style:parent-style-name="Standard">
      <style:paragraph-properties style:line-height-at-least="0.335cm"/>
      <style:text-properties fo:color="#000000" loext:opacity="100%" style:font-name="Consolas" fo:font-size="12pt" fo:font-weight="normal" fo:background-color="#ffffff" style:font-size-asian="12pt" style:font-weight-asian="normal" style:font-size-complex="12pt" style:font-weight-complex="normal"/>
    </style:style>
    <style:style style:name="P6" style:family="paragraph" style:parent-style-name="Standard">
      <style:paragraph-properties style:line-height-at-least="0.335cm"/>
      <style:text-properties fo:color="#000000" loext:opacity="100%" style:font-name="Consolas" fo:font-size="12pt" fo:font-weight="normal" officeooo:paragraph-rsid="001eb215" fo:background-color="#ffffff" style:font-size-asian="12pt" style:font-weight-asian="normal" style:font-size-complex="12pt" style:font-weight-complex="normal"/>
    </style:style>
    <style:style style:name="P7" style:family="paragraph" style:parent-style-name="Standard">
      <style:paragraph-properties style:line-height-at-least="0.335cm"/>
      <style:text-properties fo:color="#000000" loext:opacity="100%" style:font-name="Consolas" fo:font-size="12pt" fo:font-weight="normal" officeooo:paragraph-rsid="001eb215" fo:background-color="#ffffff"/>
    </style:style>
    <style:style style:name="P8" style:family="paragraph" style:parent-style-name="Standard">
      <style:paragraph-properties style:line-height-at-least="0.335cm"/>
      <style:text-properties fo:font-size="12pt" style:font-size-asian="12pt" style:font-size-complex="12pt"/>
    </style:style>
    <style:style style:name="P9" style:family="paragraph" style:parent-style-name="Standard">
      <style:text-properties fo:font-size="12pt" style:font-size-asian="12pt" style:font-size-complex="12pt"/>
    </style:style>
    <style:style style:name="P10" style:family="paragraph" style:parent-style-name="Standard">
      <style:paragraph-properties style:line-height-at-least="0.335cm"/>
      <style:text-properties fo:color="#000080" loext:opacity="100%" style:font-name="Consolas" fo:font-size="12pt" fo:font-weight="normal" officeooo:rsid="001eb215" officeooo:paragraph-rsid="001eb215" fo:background-color="#ffffff"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f18b2"/>
    </style:style>
    <style:style style:name="T4" style:family="text">
      <style:text-properties fo:color="#0451a5" loext:opacity="100%"/>
    </style:style>
    <style:style style:name="T5" style:family="text">
      <style:text-properties fo:color="#0451a5" loext:opacity="100%" fo:font-weight="bold"/>
    </style:style>
    <style:style style:name="T6" style:family="text">
      <style:text-properties fo:color="#0451a5" loext:opacity="100%" fo:font-weight="bold" officeooo:rsid="001f18b2"/>
    </style:style>
    <style:style style:name="T7" style:family="text">
      <style:text-properties fo:color="#0451a5" loext:opacity="100%" officeooo:rsid="001eb215" style:font-size-asian="12pt" style:font-size-complex="12pt"/>
    </style:style>
    <style:style style:name="T8" style:family="text">
      <style:text-properties fo:color="#000080" loext:opacity="100%"/>
    </style:style>
    <style:style style:name="T9" style:family="text">
      <style:text-properties fo:color="#000080" loext:opacity="100%" fo:font-weight="bold"/>
    </style:style>
    <style:style style:name="T10" style:family="text">
      <style:text-properties fo:color="#000080" loext:opacity="100%" fo:font-weight="bold" style:font-size-asian="12pt" style:font-size-complex="12pt"/>
    </style:style>
    <style:style style:name="T11" style:family="text">
      <style:text-properties fo:color="#000080" loext:opacity="100%" fo:font-weight="bold" officeooo:rsid="001eb215" style:font-size-asian="12pt" style:font-size-complex="12pt"/>
    </style:style>
    <style:style style:name="T12" style:family="text">
      <style:text-properties fo:color="#000080" loext:opacity="100%" fo:font-size="7pt" fo:font-weight="bold"/>
    </style:style>
    <style:style style:name="T13" style:family="text">
      <style:text-properties style:font-weight-asian="normal" style:font-weight-complex="normal"/>
    </style:style>
    <style:style style:name="T14" style:family="text">
      <style:text-properties officeooo:rsid="001eb215"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1.</text:span> <text:span text:style-name="T9">Data Science Concept</text:span> - The Thought of Data Science Came from Data Analysis. Data Analysis isn't new. Statisticians have been doing it for many years. Even Normal people have been Doing it in excel for years. But Slowly amount of data increased due to Wide Internet usage. It is become impossible for statistician to analyse such huge quantity of data. So various software and programming languages have been developed for doing this Analysis. Analysis of data through this software and derive insights from it called Data Science. Also In Statistics we deal with samples of data, To find insights from it. But in Data Science we deal with total data. So Unlike Statistics in data Science insights are more accurate.</text:p>
      <text:p text:style-name="P1"/>
      <text:p text:style-name="P10">2. <text:span text:style-name="T2">Data Mining -</text:span></text:p>
      <text:p text:style-name="P2"/>
      <text:p text:style-name="P2"><text:span text:style-name="T1">a. </text:span><text:span text:style-name="T9">Establishing Goals-</text:span></text:p>
      <text:p text:style-name="P1"><text:span text:style-name="T4">-</text:span> Identify Key Questions That to be Answered</text:p>
      <text:p text:style-name="P1"><text:span text:style-name="T4">-</text:span> Expected level of acquiricy of the result.</text:p>
      <text:p text:style-name="P1"><text:span text:style-name="T4">-</text:span> Higher the expected Level of Acquiricy Higher the Project cost</text:p>
      <text:p text:style-name="P1"><text:span text:style-name="T4">-</text:span> Usefullness of the result</text:p>
      <text:p text:style-name="P8"/>
      <text:p text:style-name="P1">b. <text:span text:style-name="T9">Selecting Data-</text:span></text:p>
      <text:p text:style-name="P1"><text:span text:style-name="T4">-</text:span> The output  largely depends upon the quality of data being used. </text:p>
      <text:p text:style-name="P1"><text:span text:style-name="T4">-</text:span> If data is not readily available plan new data collection initiatives, including surveys.</text:p>
      <text:p text:style-name="P1"><text:span text:style-name="T4">-</text:span> Availability of Data Also effecting Cost</text:p>
      <text:p text:style-name="P8"/>
      <text:p text:style-name="P1">c. <text:span text:style-name="T9">Preprocessing Data-</text:span></text:p>
      <text:p text:style-name="P1"><text:span text:style-name="T4">-</text:span> STEP 1 - Identify the irrelevant attributes and erroneous aspects of data to ensure integrity. </text:p>
      <text:p text:style-name="P1"><text:span text:style-name="T4">-</text:span> STEP 2 - Develop a formal method of dealing with missing data in advance and determine whether the data are missing randomly or systematically  and its impact on results.If observations or variables are missing randomly its impact is less, if data is missing systamaticaly This would lead to systematic biases in the analysis.</text:p>
      <text:p text:style-name="P1"><text:span text:style-name="T4">-</text:span> STEP 3 - After the relevant attributes of data have been retained, the next step is to determine the appropriate format in which data must be stored. </text:p>
      <text:p text:style-name="P1"><text:span text:style-name="T4">-</text:span> STEP 4 -  Reduce the number of attributes needed to explain the phenomena by transforming observations or variables reduction algorithms such as Principal Component Analysis without a significant loss in information. Often you need to transform variables from one type to another. Like Continious Variable to Categorial Variable. This could help capture the non-linearities in the underlying behaviors.</text:p>
      <text:p text:style-name="P8"/>
      <text:p text:style-name="P1">d. <text:span text:style-name="T9">Storing Data-</text:span></text:p>
      <text:p text:style-name="P1"><text:span text:style-name="T4">-</text:span> Transformed data must be stored in a format that makes it conducive for data mining. </text:p>
      <text:p text:style-name="P1"><text:span text:style-name="T4">-</text:span> Data must be stored in a format that gives unrestricted and immediate read/write privileges to the data scientist. </text:p>
      <text:p text:style-name="P1"><text:span text:style-name="T4">-</text:span> During data mining, new variables are created, which are written back to the original database, which is why the data storage scheme should facilitate efficiently reading from and writing to the database. </text:p>
      <text:p text:style-name="P1"><text:soft-page-break/><text:span text:style-name="T4">-</text:span> It is also important to store data on servers or storage media that keeps the data secure and also prevents the data mining algorithm from unnecessarily searching for pieces of data scattered on different servers or storage media. Data safety and privacy should be a prime concern for storing data.</text:p>
      <text:p text:style-name="P8"/>
      <text:p text:style-name="P1">e. <text:span text:style-name="T9">Mining Data</text:span> - Finding Trends - Finding Sonething - Data Analysis</text:p>
      <text:p text:style-name="P1"><text:span text:style-name="T4">-</text:span> Data analysis using, including parametric and non-parametric methods, and machine-learning algorithms. A good starting point for data mining is data visualization. </text:p>
      <text:p text:style-name="P1"><text:span text:style-name="T4">-</text:span> Multidimensional views of the data using the advanced graphing capabilities of data mining software are very helpful in developing a preliminary understanding of the trends hidden in the data set. </text:p>
      <text:p text:style-name="P8"/>
      <text:p text:style-name="P1">f. <text:span text:style-name="T9">Evaluating Mining Results-</text:span></text:p>
      <text:p text:style-name="P1"><text:span text:style-name="T4">-</text:span> In-sample forecast means testing the predictive capabilities of the models on observed data to see how effective and efficient the algorithms have been in reproducing data. </text:p>
      <text:p text:style-name="P1"><text:span text:style-name="T4">-</text:span> Evalution of results in the light of the Stakeholders feedback and use better and improved algorithms to improve the quality of results.</text:p>
      <text:p text:style-name="P2"><text:span text:style-name="T9"/></text:p>
      <text:p text:style-name="P2"><text:span text:style-name="T5">3.</text:span><text:span text:style-name="T1"> </text:span><text:span text:style-name="T9">The Report Structure -</text:span></text:p>
      <text:p text:style-name="P2"><text:span text:style-name="T9"/></text:p>
      <text:p text:style-name="P1"><text:span text:style-name="T6">1. </text:span><text:span text:style-name="T9">Detailed Report or Brief Report</text:span> - Before starting the analysis, think about the structure of the report. It can be a 5 page report or  100 page document. A brief report is more to the point and presents a summary of key findings.</text:p>
      <text:p text:style-name="P1">A detailed report incrementally builds the argument and contains details about other relevant works, research methodology, data sources, and intermediate findings along with the main results.</text:p>
      <text:p text:style-name="P1">The length of the reports varied depending largely on the purpose of the report. Brief reports were drafted as commentaries on current trends and developments that attracted public or media attention.</text:p>
      <text:p text:style-name="P1">Detailed and comprehensive reports offered a critical review of the subject matter with extensive data analysis and commentary.</text:p>
      <text:p text:style-name="P1">Often, detailed reports collected new data or interviewed industry experts to answer the research questions. Even if you expect the report to be brief, sporting five or fewer pages, I recommend that the deliverable follow a prescribed</text:p>
      <text:p text:style-name="P1">format including the cover page, table of contents, executive summary, detailed contents, acknowledgments, references, and appendices (if needed).</text:p>
      <text:p text:style-name="P1"><text:span text:style-name="T6">2. </text:span><text:span text:style-name="T9">Cover Report</text:span> - I often find the cover page to be missing in documents. It is not the inexperience of undergraduate students that is reflected in submissions that usually miss the cover page.</text:p>
      <text:p text:style-name="P1">In fact, doctoral candidates also require an explicit reminder to include an informative cover page. I hasten to mention that the business world sleuths are hardly any better.</text:p>
      <text:p text:style-name="P1">Just search the Internet for reports and you will find plenty of reports from reputed firms that are missing the cover page. At a minimum, the <text:soft-page-break/>cover page should include the title of the report, names of authors, their affiliations,</text:p>
      <text:p text:style-name="P1">and contacts, the name of the institutional publisher (if any), and the date of publication. I have seen numerous reports missing the date of publication, making it impossible to cite them without the year</text:p>
      <text:p text:style-name="P1">and month of publication. Also, from a business point of view, authors should make it easier for the reader to reach out to them. Having contact details at the front makes the task easier.</text:p>
      <text:p text:style-name="P1"><text:span text:style-name="T6">3. </text:span><text:span text:style-name="T9">Table of Contents</text:span> - "A table of contents (ToC)" is like a map needed for a trip never taken before. You need to have a sense of the journey before embarking on it.</text:p>
      <text:p text:style-name="P1">A map provides a visual proxy for the actual travel with details about the landmarks that you will pass by in your trip. The ToC with main headings and lists of tables and figures offers a glimpse of what lies ahead in the document.</text:p>
      <text:p text:style-name="P1">Never shy away from including a ToC, especially if your document, excluding cover page, table of contents, and references, is five or more pages in length.</text:p>
      <text:p text:style-name="P1">Even for a short document, I recommend an "abstract" or an "executive summary". Nothing is more powerful than explaining the crux of your arguments in three paragraphs or less.</text:p>
      <text:p text:style-name="P1">Of course, for larger documents running a few hundred pages, the executive summary could be longer.</text:p>
      <text:p text:style-name="P1"><text:span text:style-name="T6">4. </text:span><text:span text:style-name="T9">Introductory Section</text:span> - An "introductory section" is always helpful in setting up the problem for the reader who might be new to the topic and who might need to be gently introduced to the subject matter</text:p>
      <text:p text:style-name="P1">before being immersed in intricate details. A good follow-up to the introductory section is a review of available relevant research on the subject matter.</text:p>
      <text:p text:style-name="P1">The length of the literature review section depends upon how contested the subject matter is. In instances where the vast majority of researchers have concluded in one direction,</text:p>
      <text:p text:style-name="P1"><text:span text:style-name="T6">5. </text:span><text:span text:style-name="T9">Nuanced arguments</text:span> - On the other hand, if the arguments are more nuanced with caveats aplenty, then you must cite the relevant research to offer adequate context before you embark on your analysis.</text:p>
      <text:p text:style-name="P1"><text:span text:style-name="T6">6. </text:span><text:span text:style-name="T9">Literature review</text:span>- You might use the literature review to highlight gaps in the existing knowledge, which your analysis will try to fill. This is where you formally introduce your research questions and hypothesis.</text:p>
      <text:p text:style-name="P1"><text:span text:style-name="T6">7. </text:span><text:span text:style-name="T9">Methodology</text:span>- In the "methodology" section, you introduce the research methods and data sources you used for the analysis. If you have collected new data, explain the data collection exercise in some detail.</text:p>
      <text:p text:style-name="P1">You will refer to the literature review to bolster your choice for variables, data, and methods and how they will help you answer your research questions.</text:p>
      <text:p text:style-name="P1"><text:span text:style-name="T6">8. </text:span><text:span text:style-name="T9">Results</text:span> - The results section is where you present your empirical findings. Starting with descriptive statistics.and illustrative graphics you will move toward formally testing your hypothesis</text:p>
      <text:p text:style-name="P1">In case you need to run statistical models, you might turn to regression models or categorical analysis. If you are working with time-series data</text:p>
      <text:p text:style-name="P1"><text:soft-page-break/>You can also report results from other empirical techniques that fall under the general rubric of data mining.</text:p>
      <text:p text:style-name="P1">Note that many reports in the business sector present results in a more palatable fashion by holding back the statistical details and relying on illustrative graphics to summarize the results.</text:p>
      <text:p text:style-name="P1">The results section is followed by the discussion section, where you craft your main arguments by building on the results you have presented earlier.</text:p>
      <text:p text:style-name="P1"><text:span text:style-name="T6">9. </text:span><text:span text:style-name="T9">Discussion Knowledge Gaap</text:span>- The "discussion section" is where you rely on the power of narrative to enable numbers to communicate your thesis to your readers.</text:p>
      <text:p text:style-name="P1">You refer the reader to the research question and the knowledge gaps you identified earlier. You highlight how your findings provide the ultimate missing piece to the puzzle.</text:p>
      <text:p text:style-name="P1">Of course, not all analytics return a smoking gun. At times, more frequently than I would like to acknowledge, the results provide only a partial answer to the question and that, too, with a long list of caveats.</text:p>
      <text:p text:style-name="P1"><text:span text:style-name="T6">10. </text:span><text:span text:style-name="T9">Conclusion</text:span> - In the "conclusion" section, you generalize your specific findings and take on a rather marketing approach to promote your findings so that the reader does not remain stuck in</text:p>
      <text:p text:style-name="P1">the caveats that you have voluntarily outlined earlier. You might also identify future possible developments in research and applications that could result from your research.</text:p>
      <text:p text:style-name="P1">What remains is housekeeping, including a list of references, the acknowledgment section (acknowledging the support of those who have enabled your work is always good), and "appendices", if needed.</text:p>
      <text:p text:style-name="P1"><text:span text:style-name="T6">11. </text:span><text:span text:style-name="T9">Important Questions -</text:span></text:p>
      <text:p text:style-name="P1">Have You Done Your Job as a Writer? As a writer, you are responsible for communicating your findings to the readers.</text:p>
      <text:p text:style-name="P1">Have You done your Job as a Data Scientist? As a data scientist, you are expected to do thorough analysis with the appropriate data, deploying the appropriate tools.</text:p>
      <text:p text:style-name="P1">Transport Policy, a leading research publication in transportation planning, offers a checklist for authors interested in publishing with the journal.</text:p>
      <text:p text:style-name="P1">Have you told readers, at the outset, what they might gain by reading your paper?</text:p>
      <text:p text:style-name="P1">Have you made the aim of your work clear?</text:p>
      <text:p text:style-name="P1">Have you explained the significance of your contribution?</text:p>
      <text:p text:style-name="P1">Have you set your work in the appropriate context by giving sufficient background (including a complete set of relevant references) to your work?</text:p>
      <text:p text:style-name="P1">Have you addressed the question of practicality and usefulness?</text:p>
      <text:p text:style-name="P1">Have you identified future developments that might result from your work?</text:p>
      <text:p text:style-name="P1">Have you structured your paper in a clear and logical fashion?</text:p>
      <text:p text:style-name="P1"><text:span text:style-name="T6">12. </text:span><text:span text:style-name="T9">Leanth and Content</text:span>- The length and content of the final report will vary depending on the needs of the project.</text:p>
      <text:p text:style-name="P1">The structure of the final report for a Data Science project should include a cover page, table of contents, executive summary, detailed contents, acknowledgements, references and appendices.</text:p>
      <text:p text:style-name="P1"><text:soft-page-break/>The report should present a thorough analysis of the data and communicate the project findings.</text:p>
      <text:p text:style-name="P1"/>
      <text:p text:style-name="P1"><text:span text:style-name="T4">3.</text:span> <text:span text:style-name="T9">Data Science Methodology-</text:span></text:p>
      <text:p text:style-name="P1"/>
      <text:p text:style-name="P1">A. <text:span text:style-name="T9">Business Understanding And Analytical Approach</text:span></text:p>
      <text:p text:style-name="P1"/>
      <text:p text:style-name="P1"><text:span text:style-name="T4">-</text:span> The need to understand and prioritize the business goal.</text:p>
      <text:p text:style-name="P1"><text:span text:style-name="T4">-</text:span> The way stakeholder support influences a project.</text:p>
      <text:p text:style-name="P1"><text:span text:style-name="T4">-</text:span> The importance of selecting the right model.</text:p>
      <text:p text:style-name="P1"><text:span text:style-name="T4">-</text:span> When to use a predictive, descriptive, or classification model.</text:p>
      <text:p text:style-name="P1"/>
      <text:p text:style-name="P1">B. <text:span text:style-name="T9">Data Requirement And Data Collection</text:span></text:p>
      <text:p text:style-name="P1"/>
      <text:p text:style-name="P1"><text:span text:style-name="T4">-</text:span> Identify data requirements for your model.</text:p>
      <text:p text:style-name="P1"><text:span text:style-name="T4">-</text:span> Why the content, format, and representation of your data matter.   </text:p>
      <text:p text:style-name="P1"><text:span text:style-name="T4">-</text:span> The importance of identifying the correct sources of data for your project.</text:p>
      <text:p text:style-name="P1"><text:span text:style-name="T4">-</text:span> How to handle unavailable and redundant data.</text:p>
      <text:p text:style-name="P1"><text:span text:style-name="T4">-</text:span> To anticipate the needs of future stages in the process.</text:p>
      <text:p text:style-name="P1"/>
      <text:p text:style-name="P1">C. <text:span text:style-name="T9">Data Understanding And Preparation</text:span></text:p>
      <text:p text:style-name="P1"/>
      <text:p text:style-name="P1"><text:span text:style-name="T4">-</text:span> The importance of descriptive statistics.</text:p>
      <text:p text:style-name="P1"><text:span text:style-name="T4">-</text:span> How to manage missing, invalid, or misleading data.</text:p>
      <text:p text:style-name="P1"><text:span text:style-name="T4">-</text:span> The need to clean data and sometimes transform it.</text:p>
      <text:p text:style-name="P1"><text:span text:style-name="T4">-</text:span> The consequences of bad data for the model.</text:p>
      <text:p text:style-name="P1"><text:span text:style-name="T4">-</text:span> Data understanding is iterative; you learn more about your data the more you study it. </text:p>
      <text:p text:style-name="P1"/>
      <text:p text:style-name="P2"><text:span text:style-name="T1">.</text:span><text:span text:style-name="T3">D.</text:span><text:span text:style-name="T1"> </text:span><text:span text:style-name="T9">Modeling And Evolution</text:span></text:p>
      <text:p text:style-name="P2"><text:span text:style-name="T9"/></text:p>
      <text:p text:style-name="P2"><text:span text:style-name="T5">-</text:span><text:span text:style-name="T1"> </text:span><text:span text:style-name="T13">The difference between descriptive and predictive models.</text:span></text:p>
      <text:p text:style-name="P5"><text:span text:style-name="T4">-</text:span> The role of training sets and test sets.</text:p>
      <text:p text:style-name="P1"><text:span text:style-name="T4">-</text:span> The importance of asking if the question has been answered.</text:p>
      <text:p text:style-name="P1"><text:span text:style-name="T4">-</text:span> Why diagnostic measures tools are needed.</text:p>
      <text:p text:style-name="P1"><text:span text:style-name="T4">-</text:span> The purpose of statistical significance tests.</text:p>
      <text:p text:style-name="P1"><text:span text:style-name="T4">-</text:span> That modeling and evaluation are iterative processes.</text:p>
      <text:p text:style-name="P2"><text:span text:style-name="T9"/></text:p>
      <text:p text:style-name="P2"><text:span text:style-name="T1">E. </text:span><text:span text:style-name="T9">Deployment And Feedback</text:span></text:p>
      <text:p text:style-name="P2"><text:span text:style-name="T9"/></text:p>
      <text:p text:style-name="P4"><text:span text:style-name="T4">-</text:span> The importance of stakeholder input.</text:p>
      <text:p text:style-name="P1"><text:span text:style-name="T4">-</text:span> To consider the scale of deployment.</text:p>
      <text:p text:style-name="P1"><text:span text:style-name="T4">-</text:span> The importance of incorporating feedback to refine the model.</text:p>
      <text:p text:style-name="P1"><text:span text:style-name="T4">-</text:span> The refined model must be redeployed.</text:p>
      <text:p text:style-name="P1"><text:span text:style-name="T4">-</text:span> This process should be repeated as often as necessary.</text:p>
      <text:p text:style-name="P2"><text:span text:style-name="T9"/></text:p>
      <text:p text:style-name="P2"><text:span text:style-name="T5">-</text:span><text:span text:style-name="T1"> </text:span><text:span text:style-name="T9">10 Questions to Ask</text:span></text:p>
      <text:p text:style-name="P2"><text:span text:style-name="T9"/></text:p>
      <text:p text:style-name="P2"><text:span text:style-name="T5">1.</text:span><text:span text:style-name="T13"> What is the problem that you are trying to solve?</text:span></text:p>
      <text:p text:style-name="P1"><text:span text:style-name="T4">2.</text:span> How can you use the Data to Answer the Question?</text:p>
      <text:p text:style-name="P1"><text:soft-page-break/><text:span text:style-name="T4">3.</text:span> What data do you need to answer the question?</text:p>
      <text:p text:style-name="P1"><text:span text:style-name="T4">4.</text:span> Where is the data comming from and how you get it?</text:p>
      <text:p text:style-name="P1"><text:span text:style-name="T4">5.</text:span> Is the data you have collected representative of the problem to be solved?</text:p>
      <text:p text:style-name="P1"><text:span text:style-name="T4">6.</text:span> What additional work is required to manipulate and work with the data?</text:p>
      <text:p text:style-name="P1"><text:span text:style-name="T4">7.</text:span> In what way can the data be visualized to get the answer that is required?</text:p>
      <text:p text:style-name="P1"><text:span text:style-name="T4">8.</text:span> Does the model used realy answer the initial question or does it need to be adjusted?</text:p>
      <text:p text:style-name="P1"><text:span text:style-name="T4">9.</text:span> Can you put the model into practice?</text:p>
      <text:p text:style-name="P1"><text:span text:style-name="T4">10.</text:span> Can you get constructive feedback to answering the question?</text:p>
      <text:p text:style-name="P2"><text:span text:style-name="T9"/></text:p>
      <text:p text:style-name="P7"><text:span text:style-name="T7">4.</text:span><text:span text:style-name="T14"> </text:span><text:span text:style-name="T11">Machine learning </text:span><text:span text:style-name="T10">Techniques -</text:span></text:p>
      <text:p text:style-name="P7"><text:span text:style-name="T10"/></text:p>
      <text:p text:style-name="P6">Machine learning  is a subset of AI that uses computer algorithms to analyze data and make intelligent decisions based on what it is learned without being explicitly programmed.Machine learning algorithms are trained with large sets of data and they learn from examples. They do not follow rules-based algorithms. Machine learning is what enables machines to solve problems on their own and make accurate predictions using the provided data.</text:p>
      <text:p text:style-name="P2"/>
      <text:p text:style-name="P3"><text:span text:style-name="T4">1.</text:span> <text:span text:style-name="T9">Regression/Estimation</text:span> - Predecting Continioues values for example price of a house based on its characteristics or estimate co2 ommission from a car engine. </text:p>
      <text:p text:style-name="P1"><text:span text:style-name="T4">2.</text:span> <text:span text:style-name="T9">Classification</text:span> - Predecting class or catagory of a case.for example, if a cell is benign or malignant, or whether or not a customer will churn. </text:p>
      <text:p text:style-name="P1"><text:span text:style-name="T4">3.</text:span> <text:span text:style-name="T9">Clustering</text:span> - Groups of similar cases, for example, can find similar patients, or can be used for customer segmentation in the banking field.</text:p>
      <text:p text:style-name="P1"><text:span text:style-name="T4">4.</text:span> <text:span text:style-name="T9">Association</text:span>-  Technique is used for finding items or events that often co-occur, for example, grocery items that are usually bought together by a particular customer.</text:p>
      <text:p text:style-name="P1"><text:span text:style-name="T4">5.</text:span> <text:span text:style-name="T9">Anomaly detection</text:span>-  Is used to discover abnormal and unusual cases, for example, it is used for credit card fraud detection.</text:p>
      <text:p text:style-name="P1"><text:span text:style-name="T4">6.</text:span> <text:span text:style-name="T9">Sequence mining</text:span>-  Is used for predicting the next event, for instance, the click-stream in websites.</text:p>
      <text:p text:style-name="P1"><text:span text:style-name="T4">7.</text:span> <text:span text:style-name="T9">Dimension reduction</text:span> -  Is used to reduce the size of data.</text:p>
      <text:p text:style-name="P1"><text:span text:style-name="T4">8.</text:span> <text:span text:style-name="T9">Recommendation systems</text:span>- This associates people's preferences with others who have similar tastes, and recommends new items to them, such as books or movies.</text:p>
      <text:p text:style-name="P1"/>
      <text:p text:style-name="P1"/>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Copperplate Gothic Light" svg:font-family="'Copperplate Gothic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11T01:59:53.970000000</meta:creation-date>
    <dc:date>2022-11-11T02:30:51.395000000</dc:date>
    <meta:editing-duration>PT10M2S</meta:editing-duration>
    <meta:editing-cycles>1</meta:editing-cycles>
    <meta:document-statistic meta:table-count="0" meta:image-count="0" meta:object-count="0" meta:page-count="6" meta:paragraph-count="128" meta:word-count="2462" meta:character-count="14958" meta:non-whitespace-character-count="12600"/>
    <meta:generator>LibreOffice/7.2.4.1$Windows_X86_64 LibreOffice_project/27d75539669ac387bb498e35313b970b7fe9c4f9</meta:generator>
  </office:meta>
</office:document-meta>
</file>